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Chart 1" svg:x="0.48386in" svg:y="3.4169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24449in" svg:y="3.5216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watki</text:p>
          </table:table-cell>
          <table:table-cell office:value-type="string" table:style-name="ce1">
            <text:p>av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rzyspieszenie</text:p>
          </table:table-cell>
          <table:table-cell office:value-type="string" table:style-name="ce1">
            <text:p>Przyspieszenie idealne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40.16" table:formula="of:=SUM([.C2:.L2])/10" table:style-name="ce1">
            <text:p>12540.16</text:p>
          </table:table-cell>
          <table:table-cell office:value-type="float" office:value="12549.8" table:style-name="ce1">
            <text:p>12549.8</text:p>
          </table:table-cell>
          <table:table-cell office:value-type="float" office:value="12485.3" table:style-name="ce1">
            <text:p>12485.3</text:p>
          </table:table-cell>
          <table:table-cell office:value-type="float" office:value="12865.8" table:style-name="ce1">
            <text:p>12865.8</text:p>
          </table:table-cell>
          <table:table-cell office:value-type="float" office:value="12595.3" table:style-name="ce1">
            <text:p>12595.3</text:p>
          </table:table-cell>
          <table:table-cell office:value-type="float" office:value="12457.6" table:style-name="ce1">
            <text:p>12457.6</text:p>
          </table:table-cell>
          <table:table-cell office:value-type="float" office:value="12504.5" table:style-name="ce1">
            <text:p>12504.5</text:p>
          </table:table-cell>
          <table:table-cell office:value-type="float" office:value="12485.6" table:style-name="ce1">
            <text:p>12485.6</text:p>
          </table:table-cell>
          <table:table-cell office:value-type="float" office:value="12496.7" table:style-name="ce1">
            <text:p>12496.7</text:p>
          </table:table-cell>
          <table:table-cell office:value-type="float" office:value="12447.9" table:style-name="ce1">
            <text:p>12447.9</text:p>
          </table:table-cell>
          <table:table-cell office:value-type="float" office:value="12513.1" table:style-name="ce1">
            <text:p>12513.1</text:p>
          </table:table-cell>
          <table:table-cell table:style-name="ce1"/>
          <table:table-cell office:value-type="float" office:value="1" table:formula="of:=[.$B$2]/[.B2]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256.9580000000005" table:formula="of:=SUM([.C3:.L3])/10" table:style-name="ce1">
            <text:p>6256.958</text:p>
          </table:table-cell>
          <table:table-cell office:value-type="float" office:value="6321.37" table:style-name="ce1">
            <text:p>6321.37</text:p>
          </table:table-cell>
          <table:table-cell office:value-type="float" office:value="6291.9" table:style-name="ce1">
            <text:p>6291.9</text:p>
          </table:table-cell>
          <table:table-cell office:value-type="float" office:value="6232.89" table:style-name="ce1">
            <text:p>6232.89</text:p>
          </table:table-cell>
          <table:table-cell office:value-type="float" office:value="6181.31" table:style-name="ce1">
            <text:p>6181.31</text:p>
          </table:table-cell>
          <table:table-cell office:value-type="float" office:value="6174.57" table:style-name="ce1">
            <text:p>6174.57</text:p>
          </table:table-cell>
          <table:table-cell office:value-type="float" office:value="6289.94" table:style-name="ce1">
            <text:p>6289.94</text:p>
          </table:table-cell>
          <table:table-cell office:value-type="float" office:value="6222.11" table:style-name="ce1">
            <text:p>6222.11</text:p>
          </table:table-cell>
          <table:table-cell office:value-type="float" office:value="6284.88" table:style-name="ce1">
            <text:p>6284.88</text:p>
          </table:table-cell>
          <table:table-cell office:value-type="float" office:value="6304.46" table:style-name="ce1">
            <text:p>6304.46</text:p>
          </table:table-cell>
          <table:table-cell office:value-type="float" office:value="6266.15" table:style-name="ce1">
            <text:p>6266.15</text:p>
          </table:table-cell>
          <table:table-cell table:style-name="ce1"/>
          <table:table-cell office:value-type="float" office:value="2.0041943704912195" table:formula="of:=[.$B$2]/[.B3]" table:style-name="ce1">
            <text:p>2.00419437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181.6319999999996" table:formula="of:=SUM([.C4:.L4])/10" table:style-name="ce1">
            <text:p>4181.632</text:p>
          </table:table-cell>
          <table:table-cell office:value-type="float" office:value="4190.1499999999996" table:style-name="ce1">
            <text:p>4190.15</text:p>
          </table:table-cell>
          <table:table-cell office:value-type="float" office:value="4171.63" table:style-name="ce1">
            <text:p>4171.63</text:p>
          </table:table-cell>
          <table:table-cell office:value-type="float" office:value="4127.67" table:style-name="ce1">
            <text:p>4127.67</text:p>
          </table:table-cell>
          <table:table-cell office:value-type="float" office:value="4175.3999999999996" table:style-name="ce1">
            <text:p>4175.4</text:p>
          </table:table-cell>
          <table:table-cell office:value-type="float" office:value="4136.67" table:style-name="ce1">
            <text:p>4136.67</text:p>
          </table:table-cell>
          <table:table-cell office:value-type="float" office:value="4188.05" table:style-name="ce1">
            <text:p>4188.05</text:p>
          </table:table-cell>
          <table:table-cell office:value-type="float" office:value="4157.05" table:style-name="ce1">
            <text:p>4157.05</text:p>
          </table:table-cell>
          <table:table-cell office:value-type="float" office:value="4203.45" table:style-name="ce1">
            <text:p>4203.45</text:p>
          </table:table-cell>
          <table:table-cell office:value-type="float" office:value="4128.29" table:style-name="ce1">
            <text:p>4128.29</text:p>
          </table:table-cell>
          <table:table-cell office:value-type="float" office:value="4337.96" table:style-name="ce1">
            <text:p>4337.96</text:p>
          </table:table-cell>
          <table:table-cell table:style-name="ce1"/>
          <table:table-cell office:value-type="float" office:value="2.9988674278367875" table:formula="of:=[.$B$2]/[.B4]" table:style-name="ce1">
            <text:p>2.998867428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21.9790000000007" table:formula="of:=SUM([.C5:.L5])/10" table:style-name="ce1">
            <text:p>3421.979</text:p>
          </table:table-cell>
          <table:table-cell office:value-type="float" office:value="4103.8500000000004" table:style-name="ce1">
            <text:p>4103.85</text:p>
          </table:table-cell>
          <table:table-cell office:value-type="float" office:value="4048.78" table:style-name="ce1">
            <text:p>4048.78</text:p>
          </table:table-cell>
          <table:table-cell office:value-type="float" office:value="3222.01" table:style-name="ce1">
            <text:p>3222.01</text:p>
          </table:table-cell>
          <table:table-cell office:value-type="float" office:value="3237.13" table:style-name="ce1">
            <text:p>3237.13</text:p>
          </table:table-cell>
          <table:table-cell office:value-type="float" office:value="3268.53" table:style-name="ce1">
            <text:p>3268.53</text:p>
          </table:table-cell>
          <table:table-cell office:value-type="float" office:value="3212.49" table:style-name="ce1">
            <text:p>3212.49</text:p>
          </table:table-cell>
          <table:table-cell office:value-type="float" office:value="3275.58" table:style-name="ce1">
            <text:p>3275.58</text:p>
          </table:table-cell>
          <table:table-cell office:value-type="float" office:value="3317.02" table:style-name="ce1">
            <text:p>3317.02</text:p>
          </table:table-cell>
          <table:table-cell office:value-type="float" office:value="3261.15" table:style-name="ce1">
            <text:p>3261.15</text:p>
          </table:table-cell>
          <table:table-cell office:value-type="float" office:value="3273.25" table:style-name="ce1">
            <text:p>3273.25</text:p>
          </table:table-cell>
          <table:table-cell table:style-name="ce1"/>
          <table:table-cell office:value-type="float" office:value="3.6645929153860961" table:formula="of:=[.$B$2]/[.B5]" table:style-name="ce1">
            <text:p>3.664592915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63.8379999999997" table:formula="of:=SUM([.C6:.L6])/10" table:style-name="ce1">
            <text:p>3263.838</text:p>
          </table:table-cell>
          <table:table-cell office:value-type="float" office:value="3232.35" table:style-name="ce1">
            <text:p>3232.35</text:p>
          </table:table-cell>
          <table:table-cell office:value-type="float" office:value="3266.49" table:style-name="ce1">
            <text:p>3266.49</text:p>
          </table:table-cell>
          <table:table-cell office:value-type="float" office:value="3247.04" table:style-name="ce1">
            <text:p>3247.04</text:p>
          </table:table-cell>
          <table:table-cell office:value-type="float" office:value="3253.83" table:style-name="ce1">
            <text:p>3253.83</text:p>
          </table:table-cell>
          <table:table-cell office:value-type="float" office:value="3269.42" table:style-name="ce1">
            <text:p>3269.42</text:p>
          </table:table-cell>
          <table:table-cell office:value-type="float" office:value="3230.44" table:style-name="ce1">
            <text:p>3230.44</text:p>
          </table:table-cell>
          <table:table-cell office:value-type="float" office:value="3278.6" table:style-name="ce1">
            <text:p>3278.6</text:p>
          </table:table-cell>
          <table:table-cell office:value-type="float" office:value="3235.72" table:style-name="ce1">
            <text:p>3235.72</text:p>
          </table:table-cell>
          <table:table-cell office:value-type="float" office:value="3381.71" table:style-name="ce1">
            <text:p>3381.71</text:p>
          </table:table-cell>
          <table:table-cell office:value-type="float" office:value="3242.78" table:style-name="ce1">
            <text:p>3242.78</text:p>
          </table:table-cell>
          <table:table-cell table:style-name="ce1"/>
          <table:table-cell office:value-type="float" office:value="3.8421514793320015" table:formula="of:=[.$B$2]/[.B6]" table:style-name="ce1">
            <text:p>3.842151479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39.6629999999996" table:formula="of:=SUM([.C7:.L7])/10" table:style-name="ce1">
            <text:p>3239.663</text:p>
          </table:table-cell>
          <table:table-cell office:value-type="float" office:value="3412.64" table:style-name="ce1">
            <text:p>3412.64</text:p>
          </table:table-cell>
          <table:table-cell office:value-type="float" office:value="3223.49" table:style-name="ce1">
            <text:p>3223.49</text:p>
          </table:table-cell>
          <table:table-cell office:value-type="float" office:value="3256.92" table:style-name="ce1">
            <text:p>3256.92</text:p>
          </table:table-cell>
          <table:table-cell office:value-type="float" office:value="3208.02" table:style-name="ce1">
            <text:p>3208.02</text:p>
          </table:table-cell>
          <table:table-cell office:value-type="float" office:value="3208.02" table:style-name="ce1">
            <text:p>3208.02</text:p>
          </table:table-cell>
          <table:table-cell office:value-type="float" office:value="3236.18" table:style-name="ce1">
            <text:p>3236.18</text:p>
          </table:table-cell>
          <table:table-cell office:value-type="float" office:value="3216.28" table:style-name="ce1">
            <text:p>3216.28</text:p>
          </table:table-cell>
          <table:table-cell office:value-type="float" office:value="3217.3" table:style-name="ce1">
            <text:p>3217.3</text:p>
          </table:table-cell>
          <table:table-cell office:value-type="float" office:value="3207.94" table:style-name="ce1">
            <text:p>3207.94</text:p>
          </table:table-cell>
          <table:table-cell office:value-type="float" office:value="3209.84" table:style-name="ce1">
            <text:p>3209.84</text:p>
          </table:table-cell>
          <table:table-cell table:style-name="ce1"/>
          <table:table-cell office:value-type="float" office:value="3.8708223664004562" table:formula="of:=[.$B$2]/[.B7]" table:style-name="ce1">
            <text:p>3.870822366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39.9180000000001" table:formula="of:=SUM([.C8:.L8])/10" table:style-name="ce1">
            <text:p>3239.918</text:p>
          </table:table-cell>
          <table:table-cell office:value-type="float" office:value="3264.68" table:style-name="ce1">
            <text:p>3264.68</text:p>
          </table:table-cell>
          <table:table-cell office:value-type="float" office:value="3225.06" table:style-name="ce1">
            <text:p>3225.06</text:p>
          </table:table-cell>
          <table:table-cell office:value-type="float" office:value="3249.23" table:style-name="ce1">
            <text:p>3249.23</text:p>
          </table:table-cell>
          <table:table-cell office:value-type="float" office:value="3236.24" table:style-name="ce1">
            <text:p>3236.24</text:p>
          </table:table-cell>
          <table:table-cell office:value-type="float" office:value="3227.8" table:style-name="ce1">
            <text:p>3227.8</text:p>
          </table:table-cell>
          <table:table-cell office:value-type="float" office:value="3239.95" table:style-name="ce1">
            <text:p>3239.95</text:p>
          </table:table-cell>
          <table:table-cell office:value-type="float" office:value="3201.52" table:style-name="ce1">
            <text:p>3201.52</text:p>
          </table:table-cell>
          <table:table-cell office:value-type="float" office:value="3220.19" table:style-name="ce1">
            <text:p>3220.19</text:p>
          </table:table-cell>
          <table:table-cell office:value-type="float" office:value="3308.15" table:style-name="ce1">
            <text:p>3308.15</text:p>
          </table:table-cell>
          <table:table-cell office:value-type="float" office:value="3226.36" table:style-name="ce1">
            <text:p>3226.36</text:p>
          </table:table-cell>
          <table:table-cell table:style-name="ce1"/>
          <table:table-cell office:value-type="float" office:value="3.870517710633417" table:formula="of:=[.$B$2]/[.B8]" table:style-name="ce1">
            <text:p>3.870517711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23.163" table:formula="of:=SUM([.C9:.L9])/10" table:style-name="ce1">
            <text:p>3223.163</text:p>
          </table:table-cell>
          <table:table-cell office:value-type="float" office:value="3213.52" table:style-name="ce1">
            <text:p>3213.52</text:p>
          </table:table-cell>
          <table:table-cell office:value-type="float" office:value="3199.33" table:style-name="ce1">
            <text:p>3199.33</text:p>
          </table:table-cell>
          <table:table-cell office:value-type="float" office:value="3206.85" table:style-name="ce1">
            <text:p>3206.85</text:p>
          </table:table-cell>
          <table:table-cell office:value-type="float" office:value="3217.76" table:style-name="ce1">
            <text:p>3217.76</text:p>
          </table:table-cell>
          <table:table-cell office:value-type="float" office:value="3212.19" table:style-name="ce1">
            <text:p>3212.19</text:p>
          </table:table-cell>
          <table:table-cell office:value-type="float" office:value="3212.62" table:style-name="ce1">
            <text:p>3212.62</text:p>
          </table:table-cell>
          <table:table-cell office:value-type="float" office:value="3306.06" table:style-name="ce1">
            <text:p>3306.06</text:p>
          </table:table-cell>
          <table:table-cell office:value-type="float" office:value="3217.77" table:style-name="ce1">
            <text:p>3217.77</text:p>
          </table:table-cell>
          <table:table-cell office:value-type="float" office:value="3226.23" table:style-name="ce1">
            <text:p>3226.23</text:p>
          </table:table-cell>
          <table:table-cell office:value-type="float" office:value="3219.3" table:style-name="ce1">
            <text:p>3219.3</text:p>
          </table:table-cell>
          <table:table-cell table:style-name="ce1"/>
          <table:table-cell office:value-type="float" office:value="3.8906378610079599" table:formula="of:=[.$B$2]/[.B9]" table:style-name="ce1">
            <text:p>3.890637861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25.4169999999999" table:formula="of:=SUM([.C10:.L10])/10" table:style-name="ce1">
            <text:p>3225.417</text:p>
          </table:table-cell>
          <table:table-cell office:value-type="float" office:value="3214.52" table:style-name="ce1">
            <text:p>3214.52</text:p>
          </table:table-cell>
          <table:table-cell office:value-type="float" office:value="3237.55" table:style-name="ce1">
            <text:p>3237.55</text:p>
          </table:table-cell>
          <table:table-cell office:value-type="float" office:value="3210.07" table:style-name="ce1">
            <text:p>3210.07</text:p>
          </table:table-cell>
          <table:table-cell office:value-type="float" office:value="3212.89" table:style-name="ce1">
            <text:p>3212.89</text:p>
          </table:table-cell>
          <table:table-cell office:value-type="float" office:value="3219.03" table:style-name="ce1">
            <text:p>3219.03</text:p>
          </table:table-cell>
          <table:table-cell office:value-type="float" office:value="3215.39" table:style-name="ce1">
            <text:p>3215.39</text:p>
          </table:table-cell>
          <table:table-cell office:value-type="float" office:value="3190.55" table:style-name="ce1">
            <text:p>3190.55</text:p>
          </table:table-cell>
          <table:table-cell office:value-type="float" office:value="3276.85" table:style-name="ce1">
            <text:p>3276.85</text:p>
          </table:table-cell>
          <table:table-cell office:value-type="float" office:value="3205.56" table:style-name="ce1">
            <text:p>3205.56</text:p>
          </table:table-cell>
          <table:table-cell office:value-type="float" office:value="3271.76" table:style-name="ce1">
            <text:p>3271.76</text:p>
          </table:table-cell>
          <table:table-cell table:style-name="ce1"/>
          <table:table-cell office:value-type="float" office:value="3.8879189884594769" table:formula="of:=[.$B$2]/[.B10]" table:style-name="ce1">
            <text:p>3.887918988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43.0569999999998" table:formula="of:=SUM([.C11:.L11])/10" table:style-name="ce1">
            <text:p>3243.057</text:p>
          </table:table-cell>
          <table:table-cell office:value-type="float" office:value="3204.79" table:style-name="ce1">
            <text:p>3204.79</text:p>
          </table:table-cell>
          <table:table-cell office:value-type="float" office:value="3218.25" table:style-name="ce1">
            <text:p>3218.25</text:p>
          </table:table-cell>
          <table:table-cell office:value-type="float" office:value="3213.17" table:style-name="ce1">
            <text:p>3213.17</text:p>
          </table:table-cell>
          <table:table-cell office:value-type="float" office:value="3242.01" table:style-name="ce1">
            <text:p>3242.01</text:p>
          </table:table-cell>
          <table:table-cell office:value-type="float" office:value="3197.47" table:style-name="ce1">
            <text:p>3197.47</text:p>
          </table:table-cell>
          <table:table-cell office:value-type="float" office:value="3205.06" table:style-name="ce1">
            <text:p>3205.06</text:p>
          </table:table-cell>
          <table:table-cell office:value-type="float" office:value="3228.78" table:style-name="ce1">
            <text:p>3228.78</text:p>
          </table:table-cell>
          <table:table-cell office:value-type="float" office:value="3251.93" table:style-name="ce1">
            <text:p>3251.93</text:p>
          </table:table-cell>
          <table:table-cell office:value-type="float" office:value="3205.35" table:style-name="ce1">
            <text:p>3205.35</text:p>
          </table:table-cell>
          <table:table-cell office:value-type="float" office:value="3463.76" table:style-name="ce1">
            <text:p>3463.76</text:p>
          </table:table-cell>
          <table:table-cell table:style-name="ce1"/>
          <table:table-cell office:value-type="float" office:value="3.8667713826799841" table:formula="of:=[.$B$2]/[.B11]" table:style-name="ce1">
            <text:p>3.866771383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94.3249999999998" table:formula="of:=SUM([.C12:.L12])/10" table:style-name="ce1">
            <text:p>3294.325</text:p>
          </table:table-cell>
          <table:table-cell office:value-type="float" office:value="3259.21" table:style-name="ce1">
            <text:p>3259.21</text:p>
          </table:table-cell>
          <table:table-cell office:value-type="float" office:value="3575.63" table:style-name="ce1">
            <text:p>3575.63</text:p>
          </table:table-cell>
          <table:table-cell office:value-type="float" office:value="3218.5" table:style-name="ce1">
            <text:p>3218.5</text:p>
          </table:table-cell>
          <table:table-cell office:value-type="float" office:value="3217.71" table:style-name="ce1">
            <text:p>3217.71</text:p>
          </table:table-cell>
          <table:table-cell office:value-type="float" office:value="3212.83" table:style-name="ce1">
            <text:p>3212.83</text:p>
          </table:table-cell>
          <table:table-cell office:value-type="float" office:value="3212.4" table:style-name="ce1">
            <text:p>3212.4</text:p>
          </table:table-cell>
          <table:table-cell office:value-type="float" office:value="3556.91" table:style-name="ce1">
            <text:p>3556.91</text:p>
          </table:table-cell>
          <table:table-cell office:value-type="float" office:value="3206.02" table:style-name="ce1">
            <text:p>3206.02</text:p>
          </table:table-cell>
          <table:table-cell office:value-type="float" office:value="3245.25" table:style-name="ce1">
            <text:p>3245.25</text:p>
          </table:table-cell>
          <table:table-cell office:value-type="float" office:value="3238.79" table:style-name="ce1">
            <text:p>3238.79</text:p>
          </table:table-cell>
          <table:table-cell table:style-name="ce1"/>
          <table:table-cell office:value-type="float" office:value="3.8065946741745278" table:formula="of:=[.$B$2]/[.B12]" table:style-name="ce1">
            <text:p>3.806594674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28.1019999999999" table:formula="of:=SUM([.C13:.L13])/10" table:style-name="ce1">
            <text:p>3228.102</text:p>
          </table:table-cell>
          <table:table-cell office:value-type="float" office:value="3222.96" table:style-name="ce1">
            <text:p>3222.96</text:p>
          </table:table-cell>
          <table:table-cell office:value-type="float" office:value="3244.15" table:style-name="ce1">
            <text:p>3244.15</text:p>
          </table:table-cell>
          <table:table-cell office:value-type="float" office:value="3218.47" table:style-name="ce1">
            <text:p>3218.47</text:p>
          </table:table-cell>
          <table:table-cell office:value-type="float" office:value="3210.34" table:style-name="ce1">
            <text:p>3210.34</text:p>
          </table:table-cell>
          <table:table-cell office:value-type="float" office:value="3213.58" table:style-name="ce1">
            <text:p>3213.58</text:p>
          </table:table-cell>
          <table:table-cell office:value-type="float" office:value="3219.17" table:style-name="ce1">
            <text:p>3219.17</text:p>
          </table:table-cell>
          <table:table-cell office:value-type="float" office:value="3344.18" table:style-name="ce1">
            <text:p>3344.18</text:p>
          </table:table-cell>
          <table:table-cell office:value-type="float" office:value="3197.23" table:style-name="ce1">
            <text:p>3197.23</text:p>
          </table:table-cell>
          <table:table-cell office:value-type="float" office:value="3204" table:style-name="ce1">
            <text:p>3204</text:p>
          </table:table-cell>
          <table:table-cell office:value-type="float" office:value="3206.94" table:style-name="ce1">
            <text:p>3206.94</text:p>
          </table:table-cell>
          <table:table-cell table:style-name="ce1"/>
          <table:table-cell office:value-type="float" office:value="3.8846851803319722" table:formula="of:=[.$B$2]/[.B13]" table:style-name="ce1">
            <text:p>3.88468518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19.2930000000001" table:formula="of:=SUM([.C14:.L14])/10" table:style-name="ce1">
            <text:p>3219.293</text:p>
          </table:table-cell>
          <table:table-cell office:value-type="float" office:value="3226.28" table:style-name="ce1">
            <text:p>3226.28</text:p>
          </table:table-cell>
          <table:table-cell office:value-type="float" office:value="3196.99" table:style-name="ce1">
            <text:p>3196.99</text:p>
          </table:table-cell>
          <table:table-cell office:value-type="float" office:value="3202.54" table:style-name="ce1">
            <text:p>3202.54</text:p>
          </table:table-cell>
          <table:table-cell office:value-type="float" office:value="3217.34" table:style-name="ce1">
            <text:p>3217.34</text:p>
          </table:table-cell>
          <table:table-cell office:value-type="float" office:value="3235.02" table:style-name="ce1">
            <text:p>3235.02</text:p>
          </table:table-cell>
          <table:table-cell office:value-type="float" office:value="3266.55" table:style-name="ce1">
            <text:p>3266.55</text:p>
          </table:table-cell>
          <table:table-cell office:value-type="float" office:value="3216.11" table:style-name="ce1">
            <text:p>3216.11</text:p>
          </table:table-cell>
          <table:table-cell office:value-type="float" office:value="3223.09" table:style-name="ce1">
            <text:p>3223.09</text:p>
          </table:table-cell>
          <table:table-cell office:value-type="float" office:value="3209" table:style-name="ce1">
            <text:p>3209</text:p>
          </table:table-cell>
          <table:table-cell office:value-type="float" office:value="3200.01" table:style-name="ce1">
            <text:p>3200.01</text:p>
          </table:table-cell>
          <table:table-cell table:style-name="ce1"/>
          <table:table-cell office:value-type="float" office:value="3.8953149029926757" table:formula="of:=[.$B$2]/[.B14]" table:style-name="ce1">
            <text:p>3.895314903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26.904" table:formula="of:=SUM([.C15:.L15])/10" table:style-name="ce1">
            <text:p>3226.904</text:p>
          </table:table-cell>
          <table:table-cell office:value-type="float" office:value="3224.11" table:style-name="ce1">
            <text:p>3224.11</text:p>
          </table:table-cell>
          <table:table-cell office:value-type="float" office:value="3222.97" table:style-name="ce1">
            <text:p>3222.97</text:p>
          </table:table-cell>
          <table:table-cell office:value-type="float" office:value="3206.81" table:style-name="ce1">
            <text:p>3206.81</text:p>
          </table:table-cell>
          <table:table-cell office:value-type="float" office:value="3199.87" table:style-name="ce1">
            <text:p>3199.87</text:p>
          </table:table-cell>
          <table:table-cell office:value-type="float" office:value="3252.68" table:style-name="ce1">
            <text:p>3252.68</text:p>
          </table:table-cell>
          <table:table-cell office:value-type="float" office:value="3208.99" table:style-name="ce1">
            <text:p>3208.99</text:p>
          </table:table-cell>
          <table:table-cell office:value-type="float" office:value="3375.72" table:style-name="ce1">
            <text:p>3375.72</text:p>
          </table:table-cell>
          <table:table-cell office:value-type="float" office:value="3201.75" table:style-name="ce1">
            <text:p>3201.75</text:p>
          </table:table-cell>
          <table:table-cell office:value-type="float" office:value="3197.71" table:style-name="ce1">
            <text:p>3197.71</text:p>
          </table:table-cell>
          <table:table-cell office:value-type="float" office:value="3178.43" table:style-name="ce1">
            <text:p>3178.43</text:p>
          </table:table-cell>
          <table:table-cell table:style-name="ce1"/>
          <table:table-cell office:value-type="float" office:value="3.8861273840188613" table:formula="of:=[.$B$2]/[.B15]" table:style-name="ce1">
            <text:p>3.886127384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36.9590000000003" table:formula="of:=SUM([.C16:.L16])/10" table:style-name="ce1">
            <text:p>3236.959</text:p>
          </table:table-cell>
          <table:table-cell office:value-type="float" office:value="3243.59" table:style-name="ce1">
            <text:p>3243.59</text:p>
          </table:table-cell>
          <table:table-cell office:value-type="float" office:value="3218.58" table:style-name="ce1">
            <text:p>3218.58</text:p>
          </table:table-cell>
          <table:table-cell office:value-type="float" office:value="3264.77" table:style-name="ce1">
            <text:p>3264.77</text:p>
          </table:table-cell>
          <table:table-cell office:value-type="float" office:value="3232.55" table:style-name="ce1">
            <text:p>3232.55</text:p>
          </table:table-cell>
          <table:table-cell office:value-type="float" office:value="3215.02" table:style-name="ce1">
            <text:p>3215.02</text:p>
          </table:table-cell>
          <table:table-cell office:value-type="float" office:value="3275.88" table:style-name="ce1">
            <text:p>3275.88</text:p>
          </table:table-cell>
          <table:table-cell office:value-type="float" office:value="3221.75" table:style-name="ce1">
            <text:p>3221.75</text:p>
          </table:table-cell>
          <table:table-cell office:value-type="float" office:value="3267.74" table:style-name="ce1">
            <text:p>3267.74</text:p>
          </table:table-cell>
          <table:table-cell office:value-type="float" office:value="3198.96" table:style-name="ce1">
            <text:p>3198.96</text:p>
          </table:table-cell>
          <table:table-cell office:value-type="float" office:value="3230.75" table:style-name="ce1">
            <text:p>3230.75</text:p>
          </table:table-cell>
          <table:table-cell table:style-name="ce1"/>
          <table:table-cell office:value-type="float" office:value="3.8740558653971209" table:formula="of:=[.$B$2]/[.B16]" table:style-name="ce1">
            <text:p>3.874055865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ent </meta:initial-creator>
    <dc:creator>Przemyslaw Kleszcz</dc:creator>
    <meta:creation-date>2016-06-09T21:10:35Z</meta:creation-date>
    <dc:date>2018-03-29T11:10:40Z</dc:date>
    <meta:editing-cycles>1</meta:editing-cycles>
    <meta:editing-duration>PT4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Średni czas obliczeń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wątków[n]</text:p>
            </chart:title>
            <chart:categories table:cell-range-address="Arkusz1.$A$2:.$A$16"/>
          </chart:axis>
          <chart:series chart:values-cell-range-address="Arkusz1.$B$2:.$B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Przyspieszenie [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wątków [n]</text:p>
            </chart:title>
          </chart:axis>
          <chart:series chart:label-cell-address="Arkusz1.$N$1" chart:values-cell-range-address="Arkusz1.$N$2:.$N$16" chart:class="chart:line" chart:attached-axis="primary-y" chart:style-name="G0S0">
            <chart:data-point chart:repeated="15"/>
          </chart:series>
          <chart:series chart:label-cell-address="Arkusz1.$O$1" chart:values-cell-range-address="Arkusz1.$O$2:.$O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